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92e" style:font-name="SFMono-Regular" fo:font-size="8.5pt" fo:letter-spacing="normal" fo:font-style="normal" fo:font-weight="normal" officeooo:rsid="001cf44a" officeooo:paragraph-rsid="0019f7f5"/>
    </style:style>
    <style:style style:name="P2" style:family="paragraph" style:parent-style-name="Standard">
      <style:text-properties officeooo:rsid="00226b2e" officeooo:paragraph-rsid="00226b2e"/>
    </style:style>
    <style:style style:name="P3" style:family="paragraph" style:parent-style-name="Standard">
      <style:text-properties officeooo:rsid="0026fe18" officeooo:paragraph-rsid="0026fe18"/>
    </style:style>
    <style:style style:name="T1" style:family="text">
      <style:text-properties fo:color="#0000ff"/>
    </style:style>
    <style:style style:name="T2" style:family="text">
      <style:text-properties officeooo:rsid="002a261f"/>
    </style:style>
    <style:style style:name="T3" style:family="text">
      <style:text-properties officeooo:rsid="002af28a"/>
    </style:style>
    <style:style style:name="T4" style:family="text">
      <style:text-properties officeooo:rsid="002b30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lo <text:span text:style-name="T1">{d.firstname}</text:span> <text:span text:style-name="T1">{d.lastname}</text:span> !</text:p>
      <text:p text:style-name="P2"/>
      <text:p text:style-name="P3">{bindColor(0000<text:span text:style-name="T4">ff</text:span>, <text:span text:style-name="T4">#</text:span>hex<text:span text:style-name="T3">a</text:span>) = d.color}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6-06T00:18:56.089896000</meta:creation-date>
    <dc:date>2019-10-24T07:25:28.853813226</dc:date>
    <meta:editing-duration>PT1H1M8S</meta:editing-duration>
    <meta:editing-cycles>14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2" meta:word-count="8" meta:character-count="70" meta:non-whitespace-character-count="64"/>
  </office:meta>
</office:document-meta>
</file>